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daj mi Twej wody</text:span><text:span text:style-name="T1"><text:line-break/></text:span><text:span text:style-name="T1">Zaprowadź mnie</text:span><text:span text:style-name="T1"><text:line-break/></text:span><text:span text:style-name="T1">nad strumień,</text:span><text:span text:style-name="T1"><text:line-break/></text:span><text:span text:style-name="T1">abym mógł popłyną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Pokaż mi</text:span><text:span text:style-name="T1"><text:line-break/></text:span><text:span text:style-name="T1">Twoje serce Panie</text:span><text:span text:style-name="T1"><text:line-break/></text:span><text:span text:style-name="T1">Pokaż mi</text:span><text:span text:style-name="T1"><text:line-break/></text:span><text:span text:style-name="T1">Twój bok mój Królu</text:span><text:span text:style-name="T1"><text:line-break/></text:span><text:span text:style-name="T1">Aby stamtąd popłynęła woda</text:span><text:span text:style-name="T1"><text:line-break/></text:span><text:span text:style-name="T1">Woda dająca mi życ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aj mi Twej wody</text:span><text:span text:style-name="T1"><text:line-break/></text:span><text:span text:style-name="T1">Zaprowadź mnie</text:span><text:span text:style-name="T1"><text:line-break/></text:span><text:span text:style-name="T1">nad strumień,</text:span><text:span text:style-name="T1"><text:line-break/></text:span><text:span text:style-name="T1">abym mógł popłyną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prowadź mnie dalej</text:span><text:span text:style-name="T1"><text:line-break/></text:span><text:span text:style-name="T1">Tam gdzie woda jest</text:span><text:span text:style-name="T1"><text:line-break/></text:span><text:span text:style-name="T1">głębsza niż </text:span><text:span text:style-name="T1">cały mój grzech</text:span><text:span text:style-name="T1"><text:line-break/></text:span><text:span text:style-name="T1">Poprowadź mnie ręką anioła</text:span><text:span text:style-name="T1"><text:line-break/></text:span><text:span text:style-name="T1">I pokaż mi miejsce,</text:span><text:span text:style-name="T1"><text:line-break/></text:span><text:span text:style-name="T1">gdzie zobaczę dobre owo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aj mi Twej wody</text:span><text:span text:style-name="T1"><text:line-break/></text:span><text:span text:style-name="T1">Zaprowadź mnie</text:span><text:span text:style-name="T1"><text:line-break/></text:span><text:span text:style-name="T1">nad strumień,</text:span><text:span text:style-name="T1"><text:line-break/></text:span><text:span text:style-name="T1">abym mógł popłyną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2" draw:layer="layout" svg:width="27.999cm" svg:height="21.001cm" svg:x="0cm" svg:y="-0.001cm" presentation:class="title" presentation:user-transformed="true">
          <draw:text-box>
            <text:p text:style-name="P1"><text:span text:style-name="T1">3. Daj mi też </text:span><text:span text:style-name="T1">stanąć w zatoce</text:span><text:span text:style-name="T1"><text:line-break/></text:span><text:span text:style-name="T1">Abym pomógł Ci</text:span><text:span text:style-name="T1"><text:line-break/></text:span><text:span text:style-name="T1">w cierpieniu krzyża</text:span><text:span text:style-name="T1"><text:line-break/></text:span><text:span text:style-name="T1">Pomóż mi odnaleźć</text:span><text:span text:style-name="T1"><text:line-break/></text:span><text:span text:style-name="T1">radość i szczęście</text:span><text:span text:style-name="T1"><text:line-break/></text:span><text:span text:style-name="T1">Tym co zostawiłeś dla so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aj mi Twej wody</text:span><text:span text:style-name="T1"><text:line-break/></text:span><text:span text:style-name="T1">Zaprowadź mnie</text:span><text:span text:style-name="T1"><text:line-break/></text:span><text:span text:style-name="T1">nad strumień,</text:span><text:span text:style-name="T1"><text:line-break/></text:span><text:span text:style-name="T1">abym mógł popłyną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01:19</meta:creation-date>
    <dc:creator>Rafał Talacha</dc:creator>
    <dc:date>2009-01-27T13:54:54</dc:date>
    <dc:language>pl-PL</dc:language>
    <meta:editing-cycles>5</meta:editing-cycles>
    <meta:editing-duration>PT4M35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